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1.0709in"/>
    </style:style>
    <style:style style:name="co2" style:family="table-column">
      <style:table-column-properties fo:break-before="auto" style:column-width="7.5846in"/>
    </style:style>
    <style:style style:name="co3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2.183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ce1"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138in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Default">
      <style:table-cell-properties fo:background-color="#eeec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2" table:default-cell-style-name="Default"/>
        <table:table-column table:style-name="co3" table:default-cell-style-name="ce5"/>
        <table:table-column table:style-name="co5" table:default-cell-style-name="ce8"/>
        <table:table-column table:style-name="co3" table:default-cell-style-name="ce11"/>
        <table:table-column table:style-name="co6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Nombre del Proyecto: <text:s text:c="10"/><text:s text:c="45"/><text:s text:c="17"/>Interprete de LISP</text:p>
          </table:table-cell>
          <table:table-cell table:number-columns-repeated="1023"/>
        </table:table-row>
        <table:table-row table:style-name="ro1">
          <table:table-cell office:value-type="string">
            <text:p>Nombres de los integrantes del grupo: <text:s text:c="17"/>diego garcia 08317 y kevin sanchez 0830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Aspectos a evaluar</text:p>
          </table:table-cell>
          <table:table-cell table:style-name="ce6" office:value-type="string">
            <text:p>Puntos del aspecto</text:p>
          </table:table-cell>
          <table:table-cell table:style-name="ce9" office:value-type="string">
            <text:p>Autoevaluación</text:p>
          </table:table-cell>
          <table:table-cell table:style-name="ce6" office:value-type="string">
            <text:p>Evaluación del auxiliar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Estilo de codificación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xiste documentación generada con Java Doc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Utilizo identación adecuada para facilitar lectura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Utilizo nombres representativos para las variables y métodos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UML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mpleo diagramas de Caso de US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Mis diagramas de clases muestra abstraccion y encapsulamiento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Utilizo diagramas de secuencia (para principales escenarios)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3" office:value-type="string">
            <text:p>Elaborar más en doFuncion() por ejemplo: el número de argumentos están bien?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is diagramas me sirvieron como base para el desarrollo del proyecto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Uso de pruebas unitarias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5">
          <table:table-cell table:style-name="ce3" office:value-type="string">
            <text:p>Conozco como usar el JUNIT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Habeian métodos que siempre fallaban, métodos vacíos, etc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Tengo definidas pruebas unitarias 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Corro todas las pruebas unitarias periódicamente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Uso del JCF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mpleo por lo menos dos clases del Java Collection Framework en mi programa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3" office:value-type="string">
            <text:p>HashMap y ArrayLis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e explica porque elegí estas clases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Se muestran la relación con estas clases en mi diagrama UML de Clases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Indico la complejidad en tiempo / espacio en el uso de estas clases O()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Utilización de SCM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Guardo frecuentemente versiones el repositorio de Subversion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3" office:value-type="string">
            <text:p>Muy bien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xisten varios artefactos en el repositorio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Todos los miembros han guardado artefactos en el repositorio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La última versión del código esta en el repositorio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Video sobre funcionamiento del programa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l video narra como emplear mi programa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l video muestra varios ejemplos del uso del programa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El video muestra los nombres de los integrantes del equipo de trabaj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string">
            <text:p>Wiki del proyecto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La wiki indica donde bajar el software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Se indica como instalar el programa y requisitos (hardware/software)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xiste indicaciones al usuario sobre como emplearl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Permite ver la documentación generada con Javadoc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Indica como reportar errores o pedir ayuda sobre el uso del programa.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 proyecto funciona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Reconoce errores de sintáxis, como variables no existentes o paréntisis faltante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3" office:value-type="string">
            <text:p>(atom 5 ()) lo acepta por ejemplo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uede hacer operaciones aritmética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string">
            <text:p>Implementa algunos predicados como LIST, ATOM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" office:value-type="string">
            <text:p>Puede definir funciones nuevas con parámetro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1.5">
            <text:p>1.5</text:p>
          </table:table-cell>
          <table:table-cell table:style-name="ce13" office:value-type="string">
            <text:p>Solo funciona con un parametro y cuando se llama “m” (defun sumar (x,y) (+ x y)) no funciona (al tratarla de usar), la igual que (defun doble (n) (*2 n)), dice que la variable no existe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ermite asignar valores a variables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7">
          <table:table-cell table:style-name="ce3" office:value-type="string">
            <text:p>Tiene operaciones condicionales, tales como COND o IF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3" office:value-type="string">
            <text:p>Sólo funciona en el factorial del ejemplo, por ejemplo haciendo (cond (= 1 0) (1) (2)), dice que la variable no exist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La interfaz de mi programa es amigable y comprensible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TAL</text:p>
          </table:table-cell>
          <table:table-cell table:formula="of:=SUM([.B6:.B46])" office:value-type="float" office:value="100">
            <text:p>100</text:p>
          </table:table-cell>
          <table:table-cell table:style-name="ce5" table:formula="of:=SUM([.C6:.C46])" office:value-type="float" office:value="94">
            <text:p>94</text:p>
          </table:table-cell>
          <table:table-cell table:style-name="ce5" table:formula="of:=SUM([.D6:.D46])" office:value-type="float" office:value="86.5">
            <text:p>86.5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5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08/22/2010</text:date>, <text:time>12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8-22T12:30:18</dc:date>
    <dc:creator>Carlos Lopez</dc:creator>
    <meta:editing-duration>PT00H28M03S</meta:editing-duration>
    <meta:editing-cycles>4</meta:editing-cycles>
    <meta:document-statistic meta:table-count="3" meta:cell-count="159" meta:object-count="0"/>
  </office:meta>
</office:document-meta>
</file>